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text-transform="uppercase" style:font-name="Times New Roman" fo:font-size="11pt" fo:font-weight="bold" style:font-size-asian="11pt" style:font-weight-asian="bold" style:font-size-complex="11pt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NK RESOLUTION </text:p>
      <text:p text:style-name="P1">OF</text:p>
      <text:p text:style-name="P2">[onshow.company_name]</text:p>
      <text:p text:style-name="P4"><text:bookmark-start text:name="CompanyName3"/>A Wyoming Limited Liability Company (hereafter “LLC”)<text:bookmark-end text:name="CompanyName3"/></text:p>
      <text:p text:style-name="P4"/>
      <text:p text:style-name="P3">I, Jason DeBraal, being the original organizer of the LLC, a Wyoming Limited Liability Company, having met and discussed the business herein set forth, have unanimously:</text:p>
      <text:p text:style-name="P3"/>
      <text:p text:style-name="P3">RESOLVED, that <text:bookmark text:name="Manager"/>[onshow.director1], be and are hereby authorized to open a bank account in the name of this LLC for the deposit and withdrawal of funds belonging to the LLC.</text:p>
      <text:p text:style-name="P3"/>
      <text:p text:style-name="P5">Adopted and resolved by the Manager of the LLC this <text:date style:data-style-name="N76" text:date-value="2015-02-05T10:19:01.66">February 5, 2015</text:date>.</text:p>
      <text:p text:style-name="P6"/>
      <text:p text:style-name="P7">________________________________________<text:line-break/>Jason DeBraal, Organ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3:45:48.09</meta:creation-date>
    <dc:date>2015-02-05T10:19:01.65</dc:date>
    <meta:editing-duration>PT31M39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8" meta:word-count="84" meta:character-count="567"/>
  </office:meta>
</office:document-meta>
</file>